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SVGFlowRootElementBridge.instantiateGraphics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SVGFlowRootElementBridge.PDFSVGFlowRootElementBridge(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SVGFlowRootElementBridge.getTextPa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